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2" style:family="table">
      <style:table-properties style:width="19.001cm" table:align="margins"/>
    </style:style>
    <style:style style:name="表格2.A" style:family="table-column">
      <style:table-column-properties style:column-width="19.001cm" style:rel-column-width="65535*"/>
    </style:style>
    <style:style style:name="表格2.A1" style:family="table-cell">
      <style:table-cell-properties fo:padding="0.097cm" fo:border="0.05pt solid #000000"/>
    </style:style>
    <style:style style:name="表格1" style:family="table">
      <style:table-properties style:width="19.001cm" table:align="margins"/>
    </style:style>
    <style:style style:name="表格1.A" style:family="table-column">
      <style:table-column-properties style:column-width="19.001cm" style:rel-column-width="65535*"/>
    </style:style>
    <style:style style:name="表格1.A1" style:family="table-cell">
      <style:table-cell-properties fo:padding="0.097cm" fo:border="0.05pt solid #000000"/>
    </style:style>
    <style:style style:name="表格3" style:family="table">
      <style:table-properties style:width="19.001cm" table:align="margins"/>
    </style:style>
    <style:style style:name="表格3.A" style:family="table-column">
      <style:table-column-properties style:column-width="19.001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9.001cm" table:align="margins"/>
    </style:style>
    <style:style style:name="表格4.A" style:family="table-column">
      <style:table-column-properties style:column-width="19.001cm" style:rel-column-width="65535*"/>
    </style:style>
    <style:style style:name="表格4.A1" style:family="table-cell">
      <style:table-cell-properties fo:padding="0.097cm" fo:border="0.05pt solid #000000"/>
    </style:style>
    <style:style style:name="表格5" style:family="table" style:master-page-name="">
      <style:table-properties style:width="19.001cm" style:page-number="auto" fo:break-before="auto" fo:break-after="auto" table:align="margins"/>
    </style:style>
    <style:style style:name="表格5.A" style:family="table-column">
      <style:table-column-properties style:column-width="19.001cm" style:rel-column-width="65535*"/>
    </style:style>
    <style:style style:name="表格5.A1" style:family="table-cell">
      <style:table-cell-properties fo:padding="0.097cm" fo:border="0.05pt solid #000000"/>
    </style:style>
    <style:style style:name="表格6" style:family="table">
      <style:table-properties style:width="19.001cm" table:align="margins"/>
    </style:style>
    <style:style style:name="表格6.A" style:family="table-column">
      <style:table-column-properties style:column-width="19.001cm" style:rel-column-width="65535*"/>
    </style:style>
    <style:style style:name="表格6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language-asian="zh" style:country-asian="TW" style:font-weight-asian="bold" style:font-weight-complex="bold"/>
    </style:style>
    <style:style style:name="P3" style:family="paragraph" style:parent-style-name="Standard">
      <style:text-properties style:language-asian="zh" style:country-asian="TW"/>
    </style:style>
    <style:style style:name="P4" style:family="paragraph" style:parent-style-name="Table_20_Contents">
      <style:text-properties fo:font-weight="bold" style:language-asian="zh" style:country-asian="TW" style:font-weight-asian="bold" style:font-weight-complex="bold"/>
    </style:style>
    <style:style style:name="P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Standard">
      <style:paragraph-properties fo:break-before="page" fo:padding="0.074cm" fo:border-left="none" fo:border-right="none" fo:border-top="none" fo:border-bottom="0.06pt solid #000000" style:join-border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Standard">
      <style:text-properties fo:font-weight="bold" style:letter-kerning="true" style:language-asian="zh" style:country-asian="TW" style:font-weight-asian="bold"/>
    </style:style>
    <style:style style:name="P8" style:family="paragraph" style:parent-style-name="Standard">
      <style:text-properties fo:font-weight="bold" style:language-asian="zh" style:country-asian="TW" style:font-weight-asian="bold"/>
    </style:style>
    <style:style style:name="P9" style:family="paragraph" style:parent-style-name="Standard">
      <style:text-properties fo:font-weight="bold" style:language-asian="zh" style:country-asian="TW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Standard">
      <style:paragraph-properties fo:break-before="page" fo:padding="0.074cm" fo:border-left="none" fo:border-right="none" fo:border-top="none" fo:border-bottom="0.06pt solid #000000" style:join-border="false"/>
      <style:text-properties fo:font-weight="bold" style:language-asian="zh" style:country-asian="TW" style:font-weight-asian="bold" style:font-weight-complex="bold"/>
    </style:style>
    <style:style style:name="P12" style:family="paragraph" style:parent-style-name="Standard">
      <style:paragraph-properties fo:break-before="page" fo:padding="0.074cm" fo:border-left="none" fo:border-right="none" fo:border-top="none" fo:border-bottom="0.06pt solid #000000" style:join-border="false"/>
      <style:text-properties style:language-asian="zh" style:country-asian="TW"/>
    </style:style>
    <style:style style:name="P13" style:family="paragraph" style:parent-style-name="Table_20_Contents">
      <style:text-properties fo:font-weight="bold" style:language-asian="zh" style:country-asian="TW" style:font-weight-asian="bold" style:font-weight-complex="bold"/>
    </style:style>
    <style:style style:name="P14" style:family="paragraph" style:parent-style-name="Table_20_Contents" style:list-style-name="L1">
      <style:text-properties fo:font-weight="bold" style:language-asian="zh" style:country-asian="TW" style:font-weight-asian="bold" style:font-weight-complex="bold"/>
    </style:style>
    <style:style style:name="P15" style:family="paragraph" style:parent-style-name="Table_20_Contents">
      <style:text-properties style:language-asian="zh" style:country-asian="TW"/>
    </style:style>
    <style:style style:name="T1" style:family="text">
      <style:text-properties fo:font-weight="bold" style:language-asian="zh" style:country-asian="TW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etter-kerning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金門大學 資訊工程系 101 學年度下學期 網路程式設計 期末考 出題者：陳鍾誠</text:p>
      <text:p text:style-name="P5">考生姓名： <text:s text:c="47"/>學號： <text:s text:c="43"/>得分：</text:p>
      <text:p text:style-name="P15"><text:span text:style-name="T2">以下題目學號為奇數同學做奇數題，學號為偶數同學作偶數題，共 100 題，每人做 50 題，每題 2 分。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4">名詞解釋：<text:line-break/></text:p>
            <text:p text:style-name="P4">JavaScript 相關</text:p>
            <text:list xml:id="list28739854" text:style-name="L1">
              <text:list-item>
                <text:p text:style-name="P14">JavaScript</text:p>
              </text:list-item>
              <text:list-item>
                <text:p text:style-name="P14">Node.js</text:p>
              </text:list-item>
              <text:list-item>
                <text:p text:style-name="P14">express 套件</text:p>
              </text:list-item>
              <text:list-item>
                <text:p text:style-name="P14">regular expression</text:p>
              </text:list-item>
              <text:list-item>
                <text:p text:style-name="P14">AJAX</text:p>
              </text:list-item>
              <text:list-item>
                <text:p text:style-name="P14">eval 函數</text:p>
              </text:list-item>
              <text:list-item>
                <text:p text:style-name="P14">jQuery</text:p>
              </text:list-item>
              <text:list-item>
                <text:p text:style-name="P14">npm</text:p>
              </text:list-item>
              <text:list-item>
                <text:p text:style-name="P14">module.exports</text:p>
              </text:list-item>
              <text:list-item>
                <text:p text:style-name="P14">callback</text:p>
              </text:list-item>
              <text:list-item>
                <text:p text:style-name="P14">closure</text:p>
              </text:list-item>
              <text:list-item>
                <text:p text:style-name="P14">JSON</text:p>
                <text:p text:style-name="P14"/>
              </text:list-item>
            </text:list>
            <text:p text:style-name="P4">HTML/CSS 相關</text:p>
            <text:list xml:id="list29733021" text:continue-numbering="true" text:style-name="L1">
              <text:list-item>
                <text:p text:style-name="P14">DHTML</text:p>
              </text:list-item>
              <text:list-item>
                <text:p text:style-name="P14">DOM</text:p>
              </text:list-item>
              <text:list-item>
                <text:p text:style-name="P14">innerText</text:p>
              </text:list-item>
              <text:list-item>
                <text:p text:style-name="P14">innerHTML</text:p>
              </text:list-item>
              <text:list-item>
                <text:p text:style-name="P14">Form</text:p>
              </text:list-item>
              <text:list-item>
                <text:p text:style-name="P14">form 中的 method 屬性</text:p>
              </text:list-item>
              <text:list-item>
                <text:p text:style-name="P14">form 中的 action 屬性</text:p>
              </text:list-item>
              <text:list-item>
                <text:p text:style-name="P14">form 中的 submit 之用途</text:p>
              </text:list-item>
              <text:list-item>
                <text:p text:style-name="P14">POST</text:p>
              </text:list-item>
              <text:list-item>
                <text:p text:style-name="P14">GET</text:p>
              </text:list-item>
              <text:list-item>
                <text:p text:style-name="P14">CSS</text:p>
              </text:list-item>
              <text:list-item>
                <text:p text:style-name="P14">style</text:p>
              </text:list-item>
              <text:list-item>
                <text:p text:style-name="P14">class</text:p>
              </text:list-item>
              <text:list-item>
                <text:p text:style-name="P14">id</text:p>
              </text:list-item>
            </text:list>
            <text:p text:style-name="P15"/>
          </table:table-cell>
        </table:table-row>
      </table:table>
      <text:p text:style-name="P2"/>
      <table:table table:name="表格4" table:style-name="表格4">
        <table:table-column table:style-name="表格4.A"/>
        <table:table-row>
          <table:table-cell table:style-name="表格4.A1" office:value-type="string">
            <text:p text:style-name="P7">程式解釋 1：</text:p>
            <text:p text:style-name="P2"/>
            <text:p text:style-name="P2">1. &lt;script type="text/javascript"&gt;</text:p>
            <text:p text:style-name="P2">2. function obj() {</text:p>
            <text:p text:style-name="P2">3. <text:s text:c="2"/>this.x = 3; </text:p>
            <text:p text:style-name="P2">4. <text:s text:c="2"/>this["y"] = 5;</text:p>
            <text:p text:style-name="P2">5. <text:s text:c="2"/>this.sum = function() { return this.x + this.y; }</text:p>
            <text:p text:style-name="P2">}</text:p>
            <text:p text:style-name="P2"/>
            <text:p text:style-name="P2">6. var o = new obj();</text:p>
            <text:p text:style-name="P2"/>
            <text:p text:style-name="P2">7. document.write("o['x']="+o['x']+" y="+o.y+" sum()="+o.sum());</text:p>
            <text:p text:style-name="P2">&lt;/script&gt;</text:p>
            <text:p text:style-name="P2"/>
          </table:table-cell>
        </table:table-row>
      </table:table>
      <text:p text:style-name="P2"/>
      <text:p text:style-name="P6">考生姓名： <text:s text:c="47"/>學號： <text:s text:c="43"/></text:p>
      <text:p text:style-name="P2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8"><text:span text:style-name="T3">程式解釋 2：</text:span></text:p>
            <text:p text:style-name="P8"><text:span text:style-name="T3"/></text:p>
            <text:p text:style-name="P2">&lt;script type="text/javascript"&gt;</text:p>
            <text:p text:style-name="P2">8. var george = {</text:p>
            <text:p text:style-name="P2">9. <text:s text:c="2"/>"name": "George",</text:p>
            <text:p text:style-name="P2">10. <text:s text:c="2"/>"age": 25,</text:p>
            <text:p text:style-name="P2">11. <text:s text:c="2"/>"friends": [</text:p>
            <text:p text:style-name="P2">12. <text:s text:c="5"/>{"name": "John", "age": 22 },</text:p>
            <text:p text:style-name="P2">13. <text:s text:c="5"/>{"name": "Mary", "age": 28 }</text:p>
            <text:p text:style-name="P2"><text:s text:c="6"/>]</text:p>
            <text:p text:style-name="P2">};</text:p>
            <text:p text:style-name="P2"/>
            <text:p text:style-name="P2">14. document.write("george.age="+george.age+"&lt;br/&gt;");</text:p>
            <text:p text:style-name="P2">15. document.write("george.friends:\n&lt;ol&gt;");</text:p>
            <text:p text:style-name="P2">16. var friends = george.friends;</text:p>
            <text:p text:style-name="P2">17. for (i in friends)</text:p>
            <text:p text:style-name="P2">18. <text:s text:c="2"/>document.write("&lt;li&gt;"+friends[i].name+" is "+friends[i].age+"years old!&lt;/li&gt;");</text:p>
            <text:p text:style-name="P2">19. document.write("&lt;/ol&gt;");</text:p>
            <text:p text:style-name="P2">&lt;/script&gt;</text:p>
            <text:p text:style-name="P2"/>
            <text:p text:style-name="P7">程式解釋 3：</text:p>
            <text:p text:style-name="P2"/>
            <text:p text:style-name="P2">&lt;script type="text/javascript"&gt;</text:p>
            <text:p text:style-name="P2">var a=3, b=5;</text:p>
            <text:p text:style-name="P2">20. var result = eval('a+b');</text:p>
            <text:p text:style-name="P2">21. alert('a+b='+result);</text:p>
            <text:p text:style-name="P2">&lt;/script&gt;</text:p>
            <text:p text:style-name="P2"/>
            <text:p text:style-name="P7">程式解釋 4：</text:p>
            <text:p text:style-name="P2"/>
            <text:p text:style-name="P2"><text:s/>&lt;html&gt;&lt;body&gt;</text:p>
            <text:p text:style-name="P2"><text:s text:c="3"/>&lt;div id ="hi"&gt;&lt;b&gt;你好!&lt;/b&gt;&lt;/div&gt;</text:p>
            <text:p text:style-name="P2">22. <text:s text:c="2"/>&lt;input type="button" value="hi.innerText" </text:p>
            <text:p text:style-name="P2"><text:s text:c="9"/>onclick="alert(document.getElementById('hi').innerText)");</text:p>
            <text:p text:style-name="P2">23. <text:s text:c="2"/>&lt;input type="button" value="hi.innerHTML" </text:p>
            <text:p text:style-name="P2"><text:s text:c="9"/>onclick="alert(document.getElementById('hi').innerHTML)");</text:p>
            <text:p text:style-name="P2">&lt;/body&gt;&lt;/html&gt;</text:p>
            <text:p text:style-name="P2"/>
            <text:p text:style-name="P7">程式解釋 5：</text:p>
            <text:p text:style-name="P2"/>
            <text:p text:style-name="P2">&lt;html&gt;&lt;body&gt;</text:p>
            <text:p text:style-name="P2"><text:s text:c="4"/>&lt;div id ="hi"&gt;&lt;b&gt;你好!&lt;/b&gt;&lt;/div&gt;</text:p>
            <text:p text:style-name="P2">24. <text:s text:c="3"/>&lt;input type="button" value="hi.show()" onclick="document.getElementById('hi').style.visibility='visible'");</text:p>
            <text:p text:style-name="P2">25. <text:s text:c="3"/>&lt;input type="button" value="hi.hide()" onclick="document.getElementById('hi').style.visibility='hidden'");</text:p>
            <text:p text:style-name="P2">&lt;/body&gt;&lt;/html&gt;</text:p>
            <text:p text:style-name="P2"/>
          </table:table-cell>
        </table:table-row>
      </table:table>
      <text:p text:style-name="P3"/>
      <text:p text:style-name="P6">考生姓名： <text:s text:c="47"/>學號： <text:s text:c="43"/></text:p>
      <text:p text:style-name="P2"/>
      <table:table table:name="表格5" table:style-name="表格5">
        <table:table-column table:style-name="表格5.A"/>
        <table:table-row>
          <table:table-cell table:style-name="表格5.A1" office:value-type="string">
            <text:p text:style-name="P8"><text:span text:style-name="T3">程式解釋 6：</text:span></text:p>
            <text:p text:style-name="P2"/>
            <text:p text:style-name="P2">&lt;html&gt;&lt;head&gt;</text:p>
            <text:p text:style-name="P2">&lt;style&gt;</text:p>
            <text:p text:style-name="P2">26. <text:s/>.menu <text:s text:c="2"/>{ background-color:black; color:white; padding:10px; </text:p>
            <text:p text:style-name="P2"><text:s text:c="10"/>vertical-align:top; width:100px; list-style-type:none; }</text:p>
            <text:p text:style-name="P2">27. <text:s/>.menu a { color:white; text-decoration:none; }</text:p>
            <text:p text:style-name="P2">&lt;/style&gt;</text:p>
            <text:p text:style-name="P2">&lt;script type="text/javascript"&gt;</text:p>
            <text:p text:style-name="P2">28. function show(id) { <text:s/>document.getElementById(id).style.visibility='visible'; }</text:p>
            <text:p text:style-name="P2">29. function hide(id) { <text:s/>document.getElementById(id).style.visibility='hidden'; }</text:p>
            <text:p text:style-name="P2">&lt;/script&gt; <text:s text:c="3"/></text:p>
            <text:p text:style-name="P2">&lt;/head&gt;</text:p>
            <text:p text:style-name="P2">30. <text:s/>&lt;body onload="JavaScript:hide('popup1');hide('popup2');"&gt;</text:p>
            <text:p text:style-name="P2">31. <text:s text:c="5"/>&lt;ul onmouseover="show('popup1');" <text:s/>onmouseout="hide('popup1')" </text:p>
            <text:p text:style-name="P2"><text:s text:c="10"/>style="position:absolute; left:100px; top:20px"&gt;</text:p>
            <text:p text:style-name="P2"><text:s text:c="8"/>&lt;li id="menu1" class="menu"&gt;menu1&lt;/li&gt;</text:p>
            <text:p text:style-name="P2"><text:s text:c="8"/>&lt;ul id="popup1" class="menu"&gt;</text:p>
            <text:p text:style-name="P2">32. <text:s text:c="9"/>&lt;li&gt;&lt;a href="JavaScript:alert('1.1');"&gt;menu 1.1&lt;/a&gt;&lt;/li&gt;</text:p>
            <text:p text:style-name="P2">33. <text:s text:c="9"/>&lt;li&gt;&lt;a href="JavaScript:alert('1.2');"&gt;menu 1.2&lt;/a&gt;&lt;/li&gt;</text:p>
            <text:p text:style-name="P2"><text:s text:c="8"/>&lt;/ul&gt; </text:p>
            <text:p text:style-name="P2"><text:s text:c="6"/>&lt;/ul&gt;</text:p>
            <text:p text:style-name="P2">&lt;/body&gt;&lt;/html&gt;</text:p>
          </table:table-cell>
        </table:table-row>
      </table:table>
      <text:p text:style-name="P3"/>
      <table:table table:name="表格6" table:style-name="表格6">
        <table:table-column table:style-name="表格6.A"/>
        <table:table-row>
          <table:table-cell table:style-name="表格6.A1" office:value-type="string">
            <text:p text:style-name="P7">程式解釋 <text:s/>7 – 網路記事本 </text:p>
            <text:p text:style-name="P7"><text:line-break/>檔案：note.htm</text:p>
            <text:p text:style-name="P7"/>
            <text:p text:style-name="P7">&lt;!DOCTYPE html&gt;&lt;html&gt;&lt;head&gt;</text:p>
            <text:p text:style-name="P7">34. &lt;meta charset="utf-8" /&gt;</text:p>
            <text:p text:style-name="P7">&lt;/head&gt;&lt;body&gt; </text:p>
            <text:p text:style-name="P7">35. <text:s/>&lt;form method="POST" action="/save/[[?path?]]"&gt;</text:p>
            <text:p text:style-name="P7">36. <text:s text:c="5"/>&lt;label&gt;檔案路徑：[[?path?]]&lt;/label&gt;&lt;br&gt;</text:p>
            <text:p text:style-name="P7">37. <text:s text:c="6"/>&lt;textarea name="note" rows=30 cols=80&gt;[[?fileText?]]&lt;/textarea&gt;&lt;br/&gt;</text:p>
            <text:p text:style-name="P7">38. <text:s text:c="5"/>&lt;input type="submit" value="送出"/&gt;</text:p>
            <text:p text:style-name="P7"><text:s/>&lt;/form&gt;</text:p>
            <text:p text:style-name="P7">&lt;/body&gt;&lt;/html&gt;</text:p>
            <text:p text:style-name="P7"/>
            <text:p text:style-name="P7">檔案：save.htm</text:p>
            <text:p text:style-name="P7"/>
            <text:p text:style-name="P7">&lt;!DOCTYPE html&gt;&lt;html&gt;&lt;head&gt;</text:p>
            <text:p text:style-name="P7">&lt;meta charset="utf-8" /&gt;</text:p>
            <text:p text:style-name="P7">&lt;/head&gt;&lt;body&gt; </text:p>
            <text:p text:style-name="P7">39. save:path=&lt;a href="/note/[[?path?]]"&gt;[[?path?]]&lt;/a&gt;</text:p>
            <text:p text:style-name="P7">40. &lt;pre&gt;[[?fileText?]]&lt;/pre&gt;</text:p>
            <text:p text:style-name="P7">&lt;/body&gt;</text:p>
            <text:p text:style-name="P7">&lt;/html&gt;</text:p>
            <text:p text:style-name="P7"/>
            <text:p text:style-name="P7"/>
          </table:table-cell>
        </table:table-row>
      </table:table>
      <text:p text:style-name="P3"/>
      <text:p text:style-name="P12"><text:span text:style-name="T2">考生姓名： <text:s text:c="47"/>學號： <text:s text:c="43"/></text:span></text:p>
      <text:p text:style-name="P3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P7">檔案：NoteServer.js</text:p>
            <text:p text:style-name="P7"/>
            <text:p text:style-name="P7">var path = require('path');</text:p>
            <text:p text:style-name="P7">var fs = require("fs");</text:p>
            <text:p text:style-name="P7">41. var qs = require('querystring');</text:p>
            <text:p text:style-name="P7">42. var express = require("express");</text:p>
            <text:p text:style-name="P7">43. var app = express(); <text:s text:c="3"/></text:p>
            <text:p text:style-name="P7">44. app.listen(80);</text:p>
            <text:p text:style-name="P7">45. var noteTemplate = "";</text:p>
            <text:p text:style-name="P7">46. fs.readFile("note.htm", "utf8", function(err, file) { <text:s text:c="2"/>noteTemplate = file; });</text:p>
            <text:p text:style-name="P7">47. fs.readFile("save.htm", "utf8", function(err, file) { <text:s text:c="2"/>saveTemplate = file;});</text:p>
            <text:p text:style-name="P7">48. var error = function(err, res) {</text:p>
            <text:p text:style-name="P7">49. <text:s text:c="4"/>if (err) {</text:p>
            <text:p text:style-name="P7">50. <text:s text:c="7"/>res.writeHead(404, {'Content-Type': 'text/plain'});</text:p>
            <text:p text:style-name="P7">51. <text:s text:c="7"/>res.end();</text:p>
            <text:p text:style-name="P7"><text:s text:c="4"/>}</text:p>
            <text:p text:style-name="P7">}</text:p>
            <text:p text:style-name="P7">52. var response = function(res, type, text) {</text:p>
            <text:p text:style-name="P7">53. <text:s text:c="3"/>res.writeHead(200, {'Content-Type': type});</text:p>
            <text:p text:style-name="P7">54. <text:s text:c="3"/>res.write(text);</text:p>
            <text:p text:style-name="P7">55. <text:s text:c="3"/>console.log(text);</text:p>
            <text:p text:style-name="P7">56. <text:s text:c="3"/>res.end();</text:p>
            <text:p text:style-name="P7">}</text:p>
            <text:p text:style-name="P7">57. app.post('/save/:path', function(req, res){</text:p>
            <text:p text:style-name="P7">58. <text:s text:c="3"/>console.log('save ' + req.params.path);</text:p>
            <text:p text:style-name="P7">59. <text:s text:c="3"/>var path = "./"+req.params.path;</text:p>
            <text:p text:style-name="P7">60. <text:s text:c="3"/>formData = '';</text:p>
            <text:p text:style-name="P7">61. <text:s text:c="3"/>req.on("data", function (chunk) { <text:s/>formData += chunk; <text:s/>});</text:p>
            <text:p text:style-name="P7">62. <text:s text:c="3"/>req.on("end", function () {</text:p>
            <text:p text:style-name="P7">63. <text:s text:c="7"/>form = qs.parse(formData);</text:p>
            <text:p text:style-name="P7">64. <text:s text:c="7"/>fs.writeFile(path, form.note, function (err) {</text:p>
            <text:p text:style-name="P7">65. <text:s text:c="9"/>if (!err)</text:p>
            <text:p text:style-name="P7">66. <text:s text:c="11"/>response(res, "text/html", saveTemplate.replace("[[?path?]]", req.params.path)</text:p>
            <text:p text:style-name="P7">67. <text:s text:c="11"/>.replace("[[?path?]]", req.params.path)</text:p>
            <text:p text:style-name="P7">68. <text:s text:c="11"/>.replace("[[?path?]]", req.params.path).replace("[[?fileText?]]", form.note));</text:p>
            <text:p text:style-name="P7"><text:s text:c="8"/>});</text:p>
            <text:p text:style-name="P7"><text:s text:c="4"/>}); </text:p>
            <text:p text:style-name="P7">});</text:p>
            <text:p text:style-name="P7">69. app.get('/note/:path', function(req, res){</text:p>
            <text:p text:style-name="P7">70. <text:s text:c="4"/>console.log('note ' + req.params.path);</text:p>
            <text:p text:style-name="P7">71. <text:s text:c="4"/>var path = "./"+req.params.path;</text:p>
            <text:p text:style-name="P7">72. <text:s text:c="4"/>fs.readFile(path, "utf8", function(err, file) {</text:p>
            <text:p text:style-name="P7"><text:s text:c="9"/>if (err)</text:p>
            <text:p text:style-name="P7">73. <text:s text:c="5"/>response(res, "text/html", noteTemplate.replace("[[?path?]]", req.params.path)</text:p>
            <text:p text:style-name="P7"><text:s text:c="15"/>.replace("[[?path?]]", req.params.path).replace("[[?fileText?]]", "檔案不存在，可修改後存檔！"));</text:p>
            <text:p text:style-name="P7"><text:s text:c="8"/>else</text:p>
            <text:p text:style-name="P7">74. <text:s text:c="5"/>response(res, "text/html", noteTemplate.replace("[[?path?]]", req.params.path)</text:p>
            <text:p text:style-name="P7"><text:s text:c="16"/>.replace("[[?path?]]", req.params.path).replace("[[?fileText?]]", file));</text:p>
            <text:p text:style-name="P7"><text:s text:c="4"/>});</text:p>
            <text:p text:style-name="P7">});</text:p>
            <text:p text:style-name="P7">console.log('start NoteServer\n');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軟正黑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true" text:line-number="1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細明體" style:font-size-asian="10pt" style:font-name-complex="Courier New" style:font-size-complex="10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細明體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15:35:28.75</meta:creation-date>
    <dc:date>2013-06-07T09:58:21.68</dc:date>
    <meta:editing-duration>PT7H6M48S</meta:editing-duration>
    <meta:editing-cycles>36</meta:editing-cycles>
    <meta:generator>LibreOffice/3.5$Windows_x86 LibreOffice_project/7122e39-92ed229-498d286-15e43b4-d70da21</meta:generator>
    <meta:print-date>2013-04-12T16:29:17.63</meta:print-date>
    <meta:document-statistic meta:table-count="6" meta:image-count="0" meta:object-count="0" meta:page-count="5" meta:paragraph-count="174" meta:word-count="583" meta:character-count="5532" meta:non-whitespace-character-count="4461"/>
  </office:meta>
</office:document-meta>
</file>